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C00000072C7436A6E8CBF07F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Montserrat2" svg:font-family="Montserrat" style:font-family-generic="system" style:font-pitch="variable"/>
  </office:font-face-decls>
  <office:automatic-styles>
    <style:style style:name="Table1" style:family="table">
      <style:table-properties style:width="6.2708in" fo:margin-left="0.0049in" fo:margin-top="0in" fo:margin-bottom="0in" table:align="left" style:writing-mode="page"/>
    </style:style>
    <style:style style:name="Table1.A" style:family="table-column">
      <style:table-column-properties style:column-width="1.7285in"/>
    </style:style>
    <style:style style:name="Table1.B" style:family="table-column">
      <style:table-column-properties style:column-width="4.5417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transparent" fo:padding="0.0278in" fo:border="0.75pt solid #ffffff">
        <style:background-image/>
      </style:table-cell-properties>
    </style:style>
    <style:style style:name="Table1.A2" style:family="table-cell">
      <style:table-cell-properties style:vertical-align="middle" fo:background-color="#3300ff" fo:padding="0.0278in" fo:border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278in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1.B4" style:family="table-cell">
      <style:table-cell-properties style:vertical-align="middle" fo:background-color="transparent" fo:padding-left="0in" fo:padding-right="0in" fo:padding-top="0.0278in" fo:padding-bottom="0.0278in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1.B5" style:family="table-cell">
      <style:table-cell-properties style:vertical-align="middle" fo:background-color="transparent" fo:padding="0.0278in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1.A6" style:family="table-cell">
      <style:table-cell-properties style:vertical-align="middle" fo:padding="0.0278in" fo:border="0.75pt solid #ffffff"/>
    </style:style>
    <style:style style:name="Table1.B6" style:family="table-cell">
      <style:table-cell-properties style:vertical-align="middle" fo:padding="0.0278in" fo:border="0.75pt solid #ffffff"/>
    </style:style>
    <style:style style:name="Table1.B38" style:family="table-cell">
      <style:table-cell-properties style:vertical-align="middle" fo:background-color="transparent" fo:padding-left="0in" fo:padding-right="0in" fo:padding-top="0.0278in" fo:padding-bottom="0.0278in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1.B40" style:family="table-cell">
      <style:table-cell-properties style:vertical-align="middle" fo:background-color="transparent" fo:padding-left="0in" fo:padding-right="0in" fo:padding-top="0.0278in" fo:padding-bottom="0.0278in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1.51" style:family="table-row">
      <style:table-row-properties style:min-row-height="0.2354in" fo:keep-together="auto"/>
    </style:style>
    <style:style style:name="P1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2" style:family="paragraph" style:parent-style-name="normal">
      <style:paragraph-properties fo:text-align="center" style:justify-single-word="false"/>
      <style:text-properties fo:color="#3300ff" loext:opacity="100%" style:font-name="Montserrat1" fo:font-size="13pt" fo:font-weight="bold" style:font-name-asian="Montserrat2" style:font-size-asian="13pt" style:font-weight-asian="bold" style:font-name-complex="Montserrat2" style:font-size-complex="13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justify" style:justify-single-word="false"/>
      <style:text-properties style:font-name="Montserrat1" style:font-name-asian="Montserrat2" style:font-name-complex="Montserrat2"/>
    </style:style>
    <style:style style:name="P5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size="11pt" fo:font-weight="bold" style:font-name-asian="Montserrat2" style:font-size-asian="11pt" style:font-weight-asian="bold" style:font-name-complex="Montserrat2" style:font-size-complex="11pt"/>
    </style:style>
    <style:style style:name="P6" style:family="paragraph" style:parent-style-name="normal">
      <style:paragraph-properties fo:margin-top="0in" fo:margin-bottom="0.139in" style:contextual-spacing="false" fo:line-height="100%" fo:text-align="center" style:justify-single-word="false"/>
    </style:style>
    <style:style style:name="P7" style:family="paragraph" style:parent-style-name="normal">
      <style:paragraph-properties fo:orphans="0" fo:widows="0"/>
      <style:text-properties style:font-name="Montserrat" fo:font-size="11pt" style:font-name-asian="Montserrat2" style:font-size-asian="11pt" style:font-name-complex="Montserrat2" style:font-size-complex="11pt"/>
    </style:style>
    <style:style style:name="P8" style:family="paragraph" style:parent-style-name="normal">
      <style:paragraph-properties fo:orphans="0" fo:widows="0"/>
      <style:text-properties style:font-name="Montserrat" fo:font-size="11pt" officeooo:paragraph-rsid="000d483b" style:font-name-asian="Montserrat2" style:font-size-asian="11pt" style:font-name-complex="Montserrat2" style:font-size-complex="11pt"/>
    </style:style>
    <style:style style:name="P9" style:family="paragraph" style:parent-style-name="normal">
      <style:paragraph-properties fo:text-align="center" style:justify-single-word="false" fo:orphans="0" fo:widows="0"/>
      <style:text-properties style:font-name="Montserrat" fo:font-size="11pt" style:font-size-asian="11pt" style:font-size-complex="11pt"/>
    </style:style>
    <style:style style:name="P10" style:family="paragraph" style:parent-style-name="normal">
      <style:paragraph-properties fo:orphans="0" fo:widows="0"/>
      <style:text-properties style:font-name="Montserrat" fo:font-size="11pt" style:font-size-asian="11pt" style:font-size-complex="11pt"/>
    </style:style>
    <style:style style:name="P11" style:family="paragraph" style:parent-style-name="normal">
      <style:paragraph-properties fo:orphans="0" fo:widows="0"/>
      <style:text-properties style:font-name="Montserrat" fo:font-size="11pt" officeooo:paragraph-rsid="000d483b" style:font-size-asian="11pt" style:font-size-complex="11pt"/>
    </style:style>
    <style:style style:name="P12" style:family="paragraph" style:parent-style-name="normal">
      <style:paragraph-properties fo:orphans="0" fo:widows="0"/>
      <style:text-properties style:font-name="Montserrat" fo:font-size="11pt" fo:font-weight="normal" officeooo:rsid="000d483b" officeooo:paragraph-rsid="000d483b" style:font-size-asian="11pt" style:font-weight-asian="normal" style:font-size-complex="11pt" style:font-weight-complex="normal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1" fo:font-size="13pt" fo:font-weight="bold" style:font-name-asian="Montserrat2" style:font-size-asian="13pt" style:font-weight-asian="bold" style:font-name-complex="Montserrat2" style:font-size-complex="13pt"/>
    </style:style>
    <style:style style:name="T3" style:family="text">
      <style:text-properties fo:color="#3300ff" loext:opacity="100%" style:font-name="Montserrat1" fo:font-size="13pt" fo:font-style="italic" fo:font-weight="bold" style:font-name-asian="Montserrat2" style:font-size-asian="13pt" style:font-style-asian="italic" style:font-weight-asian="bold" style:font-name-complex="Montserrat2" style:font-size-complex="13pt"/>
    </style:style>
    <style:style style:name="T4" style:family="text">
      <style:text-properties fo:color="#3300ff" loext:opacity="100%" style:font-name="Montserrat1" fo:font-style="italic" style:font-name-asian="Montserrat2" style:font-style-asian="italic" style:font-name-complex="Montserrat2"/>
    </style:style>
    <style:style style:name="T5" style:family="text">
      <style:text-properties style:font-name="Montserrat1" fo:font-size="10pt" style:font-name-asian="Montserrat2" style:font-size-asian="10pt" style:font-name-complex="Montserrat2" style:font-size-complex="10pt"/>
    </style:style>
    <style:style style:name="T6" style:family="text">
      <style:text-properties style:font-name="Montserrat1" style:font-name-asian="Montserrat2" style:font-name-complex="Montserrat2"/>
    </style:style>
    <style:style style:name="T7" style:family="text">
      <style:text-properties style:font-name="Montserrat1" officeooo:rsid="000d483b" style:font-name-asian="Montserrat2" style:font-name-complex="Montserrat2"/>
    </style:style>
    <style:style style:name="T8" style:family="text">
      <style:text-properties fo:color="#ffffff" loext:opacity="100%" style:font-name="Montserrat1" fo:font-weight="bold" style:font-name-asian="Montserrat2" style:font-weight-asian="bold" style:font-name-complex="Montserrat2"/>
    </style:style>
    <style:style style:name="T9" style:family="text">
      <style:text-properties fo:color="#ffffff" loext:opacity="100%" style:font-name="Montserrat1" fo:font-weight="bold" officeooo:rsid="000d483b" style:font-name-asian="Montserrat2" style:font-weight-asian="bold" style:font-name-complex="Montserrat2"/>
    </style:style>
    <style:style style:name="T10" style:family="text">
      <style:text-properties fo:color="#ffffff" loext:opacity="100%" fo:font-weight="bold" style:font-name-asian="Montserrat2" style:font-weight-asian="bold" style:font-name-complex="Montserrat2"/>
    </style:style>
    <style:style style:name="T11" style:family="text">
      <style:text-properties fo:color="#ffffff" loext:opacity="100%" fo:font-weight="bold" officeooo:rsid="000d483b" style:font-name-asian="Montserrat2" style:font-weight-asian="bold" style:font-name-complex="Montserrat2"/>
    </style:style>
    <style:style style:name="T12" style:family="text">
      <style:text-properties officeooo:rsid="000d483b"/>
    </style:style>
    <style:style style:name="T13" style:family="text">
      <style:text-properties style:font-name-asian="Montserrat2" style:font-name-complex="Montserrat2"/>
    </style:style>
    <style:style style:name="T14" style:family="text">
      <style:text-properties officeooo:rsid="000d483b" style:font-name-asian="Montserrat2" style:font-name-complex="Montserrat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1598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3" loext:marker-style-name="T2"><text:span text:style-name="T2">Cahier de recette - Plan de test</text:span><text:span text:style-name="T3"> </text:span><text:span text:style-name="T2">End-to-End du parcours visiteur</text:span></text:p>
      <text:p text:style-name="P2" loext:marker-style-name="T2"/>
      <text:p text:style-name="normal" loext:marker-style-name="T4"><text:span text:style-name="T4">N.B. : Le nombre de scénarios n’est pas déterminé. On peut en ajouter ou en supprimer si besoin. </text:span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1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10"><text:span text:style-name="T14">E</text:span><text:span text:style-name="T13">n arrivant sur le site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10"><text:span text:style-name="T14">J</text:span><text:span text:style-name="T13">e regarde le ‘</text:span><text:span text:style-name="T14">Slider’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10"><text:span text:style-name="T13">Toutes les 5 secondes, le ‘</text:span><text:span text:style-name="T14">Slider’</text:span><text:span text:style-name="T13"> passe automatiquement à l'image suivante sur une boucle infinie</text:span>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2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12">En arrivant sur le site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8">Quand je regarde les informations à l'intérieur du ‘Slider’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7">Le mois correspond à chacun des événements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</text:span><text:span text:style-name="T11">3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12">En arrivant sur le site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8">Quand je regarde les informations à l'intérieur du ‘<text:span text:style-name="T12">Slider’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7">Les ‘<text:span text:style-name="T12">Bullets points’</text:span> changent elles-mêmes lors du changement d'image pour connaître l'ordre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</text:span><text:span text:style-name="T11">4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7">Défilement vers le bas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7">En regardant la section ‘<text:span text:style-name="T12">Nos </text:span>réalisation<text:span text:style-name="T12">s’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7">Les cartes sont correctement affichées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</text:span><text:span text:style-name="T11">5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8">En regardant les 'Nos réalisations'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7">Je choisis une catégorie dans la ‘<text:span text:style-name="T12">select box’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7">Les événements sont filtrés par catégorie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</text:span><text:span text:style-name="T11">6</text:span><text:soft-page-break/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8">En regardant les 'Nos réalisations'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7"><text:span text:style-name="T12">Et</text:span> cliquant sur l'une des cartes d'événement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7">un nouveau mod<text:span text:style-name="T12">ale ‘</text:span>pop up’ avec les informations spécifiques de l'événement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</text:span><text:span text:style-name="T11">7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7">Je souhaite contacter l'agence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7"><text:span text:style-name="T12">En</text:span> cliquant sur le bouton ‘<text:span text:style-name="T12">Envoyer’</text:span> du formulaire de contact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11"><text:span text:style-name="T13">Un nouveau mod</text:span><text:span text:style-name="T14">ale</text:span><text:span text:style-name="T13"> apparaît pour afficher le message "</text:span>Message envoyé ! <text:span text:style-name="T13">"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</text:span><text:span text:style-name="T11">8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8" office:value-type="string">
            <text:p text:style-name="P11"><text:span text:style-name="T12">E</text:span>n arrivant au "<text:span text:style-name="T12">Footer</text:span>"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11"><text:span text:style-name="T12">J</text:span>e vérifie le dernier<text:span text:style-name="T12">e</text:span> <text:span text:style-name="T12">prestation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40" office:value-type="string">
            <text:p text:style-name="P11">Les informations correctes s'affichent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</text:span><text:span text:style-name="T11">9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</text:span><text:span text:style-name="T11">10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7"/>
          </table:table-cell>
        </table:table-row>
        <table:table-row table:style-name="Table1.5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0">Scénario 1</text:span><text:span text:style-name="T11">1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0">Given</text:span></text:p>
          </table:table-cell>
          <table:table-cell table:style-name="Table1.B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9"><text:span text:style-name="T10">When</text:span></text:p>
          </table:table-cell>
          <table:table-cell table:style-name="Table1.B4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9"><text:span text:style-name="T10">Then</text:span></text:p>
          </table:table-cell>
          <table:table-cell table:style-name="Table1.B5" office:value-type="string">
            <text:p text:style-name="P7"/>
          </table:table-cell>
        </table:table-row>
      </table:table>
      <text:p text:style-name="P4" loext:marker-style-name="T6"><text:soft-page-break/></text:p>
      <text:p text:style-name="P4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Montserrat2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margin-top="0in" fo:margin-bottom="0.139in" style:contextual-spacing="false" fo:line-height="100%"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1598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3.4583in" svg:height="0.948in" draw:z-index="2"><draw:image xlink:href="Pictures/100000010000014C00000072C7436A6E8CBF07F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1T10:49:44.676000000</dc:date>
    <meta:editing-duration>PT1H26M52S</meta:editing-duration>
    <meta:editing-cycles>1</meta:editing-cycles>
    <meta:document-statistic meta:table-count="1" meta:image-count="1" meta:object-count="0" meta:page-count="3" meta:paragraph-count="71" meta:word-count="251" meta:character-count="1488" meta:non-whitespace-character-count="1306"/>
    <meta:generator>LibreOffice/7.6.3.2$Windows_X86_64 LibreOffice_project/29d686fea9f6705b262d369fede658f824154cc0</meta:generator>
  </office:meta>
</office:document-meta>
</file>